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068de1" officeooo:paragraph-rsid="00068de1" fo:hyphenate="true" fo:hyphenation-remain-char-count="2" fo:hyphenation-push-char-count="2"/>
    </style:style>
    <style:style style:name="P2"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1b400f" officeooo:paragraph-rsid="001b400f" fo:hyphenate="true" fo:hyphenation-remain-char-count="2" fo:hyphenation-push-char-count="2"/>
    </style:style>
    <style:style style:name="P3"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1bdd1c" officeooo:paragraph-rsid="001c5dce" fo:hyphenate="true" fo:hyphenation-remain-char-count="2" fo:hyphenation-push-char-count="2"/>
    </style:style>
    <style:style style:name="P4"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1c5dce" officeooo:paragraph-rsid="00208b00" fo:hyphenate="true" fo:hyphenation-remain-char-count="2" fo:hyphenation-push-char-count="2"/>
    </style:style>
    <style:style style:name="P5"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16b8b" officeooo:paragraph-rsid="00216b8b" fo:hyphenate="true" fo:hyphenation-remain-char-count="2" fo:hyphenation-push-char-count="2"/>
    </style:style>
    <style:style style:name="P6"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33a44" officeooo:paragraph-rsid="00233a44" fo:hyphenate="true" fo:hyphenation-remain-char-count="2" fo:hyphenation-push-char-count="2"/>
    </style:style>
    <style:style style:name="P7"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527ef" officeooo:paragraph-rsid="002527ef" fo:hyphenate="true" fo:hyphenation-remain-char-count="2" fo:hyphenation-push-char-count="2"/>
    </style:style>
    <style:style style:name="P8"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527ef" officeooo:paragraph-rsid="002569da" fo:hyphenate="true" fo:hyphenation-remain-char-count="2" fo:hyphenation-push-char-count="2"/>
    </style:style>
    <style:style style:name="P9"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142f12" officeooo:paragraph-rsid="001561d1" fo:hyphenate="true" fo:hyphenation-remain-char-count="2" fo:hyphenation-push-char-count="2"/>
    </style:style>
    <style:style style:name="P10"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135535" officeooo:paragraph-rsid="00135535" fo:hyphenate="true" fo:hyphenation-remain-char-count="2" fo:hyphenation-push-char-count="2"/>
    </style:style>
    <style:style style:name="P11"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12ad88" officeooo:paragraph-rsid="0012ad88" fo:hyphenate="true" fo:hyphenation-remain-char-count="2" fo:hyphenation-push-char-count="2"/>
    </style:style>
    <style:style style:name="P12"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10c720" officeooo:paragraph-rsid="0010c720" fo:hyphenate="true" fo:hyphenation-remain-char-count="2" fo:hyphenation-push-char-count="2"/>
    </style:style>
    <style:style style:name="P13"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0d0f25" officeooo:paragraph-rsid="000d0f25" fo:hyphenate="true" fo:hyphenation-remain-char-count="2" fo:hyphenation-push-char-count="2"/>
    </style:style>
    <style:style style:name="P14"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0b4178" officeooo:paragraph-rsid="000b4178" fo:hyphenate="true" fo:hyphenation-remain-char-count="2" fo:hyphenation-push-char-count="2"/>
    </style:style>
    <style:style style:name="P15"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09777c" officeooo:paragraph-rsid="0009777c" fo:hyphenate="true" fo:hyphenation-remain-char-count="2" fo:hyphenation-push-char-count="2"/>
    </style:style>
    <style:style style:name="P16"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084db1" officeooo:paragraph-rsid="00084db1" fo:hyphenate="true" fo:hyphenation-remain-char-count="2" fo:hyphenation-push-char-count="2"/>
    </style:style>
    <style:style style:name="P17"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5c5fc" officeooo:paragraph-rsid="0025c5fc" fo:hyphenate="true" fo:hyphenation-remain-char-count="2" fo:hyphenation-push-char-count="2"/>
    </style:style>
    <style:style style:name="P18"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694cd" officeooo:paragraph-rsid="002694cd" fo:hyphenate="true" fo:hyphenation-remain-char-count="2" fo:hyphenation-push-char-count="2"/>
    </style:style>
    <style:style style:name="P19"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75a39" officeooo:paragraph-rsid="0027a534" fo:hyphenate="true" fo:hyphenation-remain-char-count="2" fo:hyphenation-push-char-count="2"/>
    </style:style>
    <style:style style:name="P20"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7a534" officeooo:paragraph-rsid="0027a534" fo:hyphenate="true" fo:hyphenation-remain-char-count="2" fo:hyphenation-push-char-count="2"/>
    </style:style>
    <style:style style:name="P21"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8ed52" officeooo:paragraph-rsid="0028ed52" fo:hyphenate="true" fo:hyphenation-remain-char-count="2" fo:hyphenation-push-char-count="2"/>
    </style:style>
    <style:style style:name="P22"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a96d1" officeooo:paragraph-rsid="002a96d1" fo:hyphenate="true" fo:hyphenation-remain-char-count="2" fo:hyphenation-push-char-count="2"/>
    </style:style>
    <style:style style:name="P23"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b39d8" officeooo:paragraph-rsid="002b39d8" fo:hyphenate="true" fo:hyphenation-remain-char-count="2" fo:hyphenation-push-char-count="2"/>
    </style:style>
    <style:style style:name="P24"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b39d8" officeooo:paragraph-rsid="003603ff" fo:hyphenate="true" fo:hyphenation-remain-char-count="2" fo:hyphenation-push-char-count="2"/>
    </style:style>
    <style:style style:name="P25"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fd869" officeooo:paragraph-rsid="002fd869" fo:hyphenate="true" fo:hyphenation-remain-char-count="2" fo:hyphenation-push-char-count="2"/>
    </style:style>
    <style:style style:name="P26"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304afa" officeooo:paragraph-rsid="00304afa" fo:hyphenate="true" fo:hyphenation-remain-char-count="2" fo:hyphenation-push-char-count="2"/>
    </style:style>
    <style:style style:name="P27"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31d945" officeooo:paragraph-rsid="0031d945" fo:hyphenate="tru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330659" officeooo:paragraph-rsid="00330659" fo:hyphenate="true" fo:hyphenation-remain-char-count="2" fo:hyphenation-push-char-count="2"/>
    </style:style>
    <style:style style:name="P29"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3795fa" officeooo:paragraph-rsid="003795fa" fo:hyphenate="tru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392595" officeooo:paragraph-rsid="00392595" fo:hyphenate="true" fo:hyphenation-remain-char-count="2" fo:hyphenation-push-char-count="2"/>
    </style:style>
    <style:style style:name="P31"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3b1e7e" officeooo:paragraph-rsid="003b1e7e" fo:hyphenate="tru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3ced4e" officeooo:paragraph-rsid="003ced4e" fo:hyphenate="true" fo:hyphenation-remain-char-count="2" fo:hyphenation-push-char-count="2"/>
    </style:style>
    <style:style style:name="P33"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3d5160" officeooo:paragraph-rsid="003d5160"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3d5160" officeooo:paragraph-rsid="003f2226"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3f2226" officeooo:paragraph-rsid="003f2226" fo:hyphenate="true" fo:hyphenation-remain-char-count="2" fo:hyphenation-push-char-count="2"/>
    </style:style>
    <style:style style:name="P36"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02253" officeooo:paragraph-rsid="00402253" fo:hyphenate="true" fo:hyphenation-remain-char-count="2" fo:hyphenation-push-char-count="2"/>
    </style:style>
    <style:style style:name="P37"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11c14" officeooo:paragraph-rsid="00411c14" fo:hyphenate="true" fo:hyphenation-remain-char-count="2" fo:hyphenation-push-char-count="2"/>
    </style:style>
    <style:style style:name="P38"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11c14" officeooo:paragraph-rsid="004191c6" fo:hyphenate="true" fo:hyphenation-remain-char-count="2" fo:hyphenation-push-char-count="2"/>
    </style:style>
    <style:style style:name="P39"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191c6" officeooo:paragraph-rsid="004191c6" fo:hyphenate="true" fo:hyphenation-remain-char-count="2" fo:hyphenation-push-char-count="2"/>
    </style:style>
    <style:style style:name="P40"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326a5" officeooo:paragraph-rsid="004326a5" fo:hyphenate="true" fo:hyphenation-remain-char-count="2" fo:hyphenation-push-char-count="2"/>
    </style:style>
    <style:style style:name="P41"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42e78" officeooo:paragraph-rsid="00442e78" fo:hyphenate="true" fo:hyphenation-remain-char-count="2" fo:hyphenation-push-char-count="2"/>
    </style:style>
    <style:style style:name="P42"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76758" officeooo:paragraph-rsid="00476758" fo:hyphenate="true" fo:hyphenation-remain-char-count="2" fo:hyphenation-push-char-count="2"/>
    </style:style>
    <style:style style:name="P43"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76758" officeooo:paragraph-rsid="004b8d80" fo:hyphenate="true" fo:hyphenation-remain-char-count="2" fo:hyphenation-push-char-count="2"/>
    </style:style>
    <style:style style:name="P44"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b8d80" officeooo:paragraph-rsid="004b8d80" fo:hyphenate="true" fo:hyphenation-remain-char-count="2" fo:hyphenation-push-char-count="2"/>
    </style:style>
    <style:style style:name="P45"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c60f1" officeooo:paragraph-rsid="004c60f1" fo:hyphenate="true" fo:hyphenation-remain-char-count="2" fo:hyphenation-push-char-count="2"/>
    </style:style>
    <style:style style:name="P46"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d36fe" officeooo:paragraph-rsid="004d36fe" fo:hyphenate="true" fo:hyphenation-remain-char-count="2" fo:hyphenation-push-char-count="2"/>
    </style:style>
    <style:style style:name="P47"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4d98af" officeooo:paragraph-rsid="004d98af" fo:hyphenate="true" fo:hyphenation-remain-char-count="2" fo:hyphenation-push-char-count="2"/>
    </style:style>
    <style:style style:name="P48"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50ae09" officeooo:paragraph-rsid="0050ae09" fo:hyphenate="true" fo:hyphenation-remain-char-count="2" fo:hyphenation-push-char-count="2"/>
    </style:style>
    <style:style style:name="P49" style:family="paragraph" style:parent-style-name="Footnote">
      <style:text-properties officeooo:rsid="001c5dce" officeooo:paragraph-rsid="001c5dce"/>
    </style:style>
    <style:style style:name="P50" style:family="paragraph" style:parent-style-name="Footnote">
      <style:text-properties officeooo:rsid="00216b8b" officeooo:paragraph-rsid="00216b8b"/>
    </style:style>
    <style:style style:name="P51" style:family="paragraph" style:parent-style-name="Footnote">
      <style:text-properties officeooo:rsid="0024cee8" officeooo:paragraph-rsid="0024cee8"/>
    </style:style>
    <style:style style:name="P52" style:family="paragraph" style:parent-style-name="Footnote">
      <style:text-properties officeooo:rsid="004326a5" officeooo:paragraph-rsid="004326a5"/>
    </style:style>
    <style:style style:name="P53" style:family="paragraph" style:parent-style-name="Footnote">
      <style:text-properties officeooo:paragraph-rsid="0050ae09"/>
    </style:style>
    <style:style style:name="P54" style:family="paragraph" style:parent-style-name="Footnote">
      <style:text-properties officeooo:rsid="0050ae09" officeooo:paragraph-rsid="0050ae09"/>
    </style:style>
    <style:style style:name="P55" style:family="paragraph" style:parent-style-name="Footnote">
      <style:text-properties officeooo:rsid="0050f146" officeooo:paragraph-rsid="00532317"/>
    </style:style>
    <style:style style:name="P56" style:family="paragraph" style:parent-style-name="Footnote">
      <style:text-properties officeooo:paragraph-rsid="00529135"/>
    </style:style>
    <style:style style:name="P57" style:family="paragraph" style:parent-style-name="Footnote">
      <style:text-properties officeooo:rsid="00529135" officeooo:paragraph-rsid="00529135"/>
    </style:style>
    <style:style style:name="P58" style:family="paragraph" style:parent-style-name="Footnote">
      <style:text-properties officeooo:rsid="00532317" officeooo:paragraph-rsid="00532317"/>
    </style:style>
    <style:style style:name="P59" style:family="paragraph" style:parent-style-name="Footnote">
      <style:text-properties officeooo:paragraph-rsid="00532317"/>
    </style:style>
    <style:style style:name="P60" style:family="paragraph" style:parent-style-name="Heading_20_1">
      <style:text-properties officeooo:rsid="001561d1"/>
    </style:style>
    <style:style style:name="P61" style:family="paragraph" style:parent-style-name="Standard">
      <style:paragraph-properties fo:text-align="start" style:justify-single-word="false" fo:hyphenation-ladder-count="no-limit"/>
      <style:text-properties fo:font-size="12pt" fo:font-weight="normal" officeooo:rsid="0066593e" officeooo:paragraph-rsid="0055a5b4" style:font-size-asian="10.5pt" style:font-weight-asian="normal" style:font-size-complex="12pt" style:font-weight-complex="normal" fo:hyphenate="true" fo:hyphenation-remain-char-count="2" fo:hyphenation-push-char-count="2"/>
    </style:style>
    <style:style style:name="P62" style:family="paragraph" style:parent-style-name="Standard">
      <style:paragraph-properties fo:text-align="center" style:justify-single-word="false" fo:hyphenation-ladder-count="no-limit"/>
      <style:text-properties fo:font-size="12pt" fo:font-weight="normal" officeooo:rsid="0066593e" officeooo:paragraph-rsid="0055a5b4" style:font-size-asian="10.5pt" style:font-weight-asian="normal" style:font-size-complex="12pt" style:font-weight-complex="normal" fo:hyphenate="true" fo:hyphenation-remain-char-count="2" fo:hyphenation-push-char-count="2"/>
    </style:style>
    <style:style style:name="P63" style:family="paragraph" style:parent-style-name="Standard">
      <style:paragraph-properties fo:hyphenation-ladder-count="no-limit"/>
      <style:text-properties officeooo:rsid="0066593e" officeooo:paragraph-rsid="0055a5b4" fo:hyphenate="true" fo:hyphenation-remain-char-count="2" fo:hyphenation-push-char-count="2"/>
    </style:style>
    <style:style style:name="P64" style:family="paragraph" style:parent-style-name="Standard">
      <style:paragraph-properties fo:text-align="center" style:justify-single-word="false" fo:hyphenation-ladder-count="no-limit"/>
      <style:text-properties fo:font-size="20pt" fo:font-weight="bold" officeooo:rsid="0055a5b4" officeooo:paragraph-rsid="0055a5b4" style:font-size-asian="20pt" style:font-weight-asian="bold" style:font-size-complex="20pt" style:font-weight-complex="bold" fo:hyphenate="true" fo:hyphenation-remain-char-count="2" fo:hyphenation-push-char-count="2"/>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rsid="000b4178"/>
    </style:style>
    <style:style style:name="P67" style:family="paragraph" style:parent-style-name="Standard" style:master-page-name="First_20_Page">
      <style:paragraph-properties fo:hyphenation-ladder-count="no-limit" style:page-number="auto"/>
      <style:text-properties officeooo:rsid="0066593e" officeooo:paragraph-rsid="0055a5b4" fo:hyphenate="true" fo:hyphenation-remain-char-count="2" fo:hyphenation-push-char-count="2"/>
    </style:style>
    <style:style style:name="P68"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27a534" officeooo:paragraph-rsid="0027a534" fo:hyphenate="true" fo:hyphenation-remain-char-count="2" fo:hyphenation-push-char-count="2"/>
    </style:style>
    <style:style style:name="P69"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3603ff" officeooo:paragraph-rsid="003603ff" fo:hyphenate="true" fo:hyphenation-remain-char-count="2" fo:hyphenation-push-char-count="2"/>
    </style:style>
    <style:style style:name="P70" style:family="paragraph" style:parent-style-name="Standard">
      <style:text-properties officeooo:rsid="0050ae09" officeooo:paragraph-rsid="0050ae09"/>
    </style:style>
    <style:style style:name="P71" style:family="paragraph" style:parent-style-name="Footnote">
      <style:text-properties fo:font-style="normal" officeooo:rsid="00529135" officeooo:paragraph-rsid="00529135" style:font-style-asian="normal" style:font-style-complex="normal"/>
    </style:style>
    <style:style style:name="P72" style:family="paragraph" style:parent-style-name="Footnote">
      <style:text-properties fo:font-style="normal" officeooo:rsid="00208b00" officeooo:paragraph-rsid="0050ae09" style:font-style-asian="normal" style:font-style-complex="normal"/>
    </style:style>
    <style:style style:name="P73" style:family="paragraph" style:parent-style-name="Footnote">
      <style:text-properties fo:font-style="italic" officeooo:rsid="001c5dce" officeooo:paragraph-rsid="00529135" style:font-style-asian="italic" style:font-style-complex="italic"/>
    </style:style>
    <style:style style:name="P74" style:family="paragraph" style:parent-style-name="Footnote">
      <style:text-properties fo:font-variant="normal" fo:text-transform="none" fo:color="#000000" style:font-name="Times New Roman" fo:font-size="9.75pt" fo:letter-spacing="normal" fo:font-style="normal" fo:font-weight="normal" officeooo:rsid="00529135" officeooo:paragraph-rsid="00529135" style:font-style-asian="normal" style:font-style-complex="normal"/>
    </style:style>
    <style:style style:name="P75" style:family="paragraph" style:parent-style-name="Footnote">
      <style:text-properties fo:font-variant="normal" fo:text-transform="none" fo:color="#000000" style:font-name="Times New Roman" fo:font-size="9.75pt" fo:letter-spacing="normal" fo:font-style="normal" fo:font-weight="normal" officeooo:rsid="00529135" officeooo:paragraph-rsid="00532317" style:font-style-asian="normal" style:font-style-complex="normal"/>
    </style:style>
    <style:style style:name="P76" style:family="paragraph" style:parent-style-name="Footnote">
      <style:text-properties fo:font-variant="normal" fo:text-transform="none" fo:color="#000000" style:font-name="Times New Roman" fo:font-size="9.75pt" fo:letter-spacing="normal" fo:font-style="normal" fo:font-weight="normal" officeooo:rsid="002694cd" officeooo:paragraph-rsid="00532317" style:font-style-asian="normal" style:font-style-complex="normal"/>
    </style:style>
    <style:style style:name="P77" style:family="paragraph" style:parent-style-name="Contents_20_1">
      <style:paragraph-properties>
        <style:tab-stops>
          <style:tab-stop style:position="6.0835in" style:type="right" style:leader-style="dotted" style:leader-text="."/>
        </style:tab-stops>
      </style:paragraph-properties>
    </style:style>
    <style:style style:name="P78" style:family="paragraph" style:parent-style-name="Contents_20_2">
      <style:paragraph-properties>
        <style:tab-stops>
          <style:tab-stop style:position="5.8866in" style:type="right" style:leader-style="dotted" style:leader-text="."/>
        </style:tab-stops>
      </style:paragraph-properties>
    </style:style>
    <style:style style:name="P79" style:family="paragraph" style:parent-style-name="Contents_20_Heading">
      <style:paragraph-properties fo:break-before="page"/>
    </style:style>
    <style:style style:name="T1" style:family="text">
      <style:text-properties officeooo:rsid="00062bd4"/>
    </style:style>
    <style:style style:name="T2" style:family="text">
      <style:text-properties officeooo:rsid="0009777c"/>
    </style:style>
    <style:style style:name="T3" style:family="text">
      <style:text-properties officeooo:rsid="000b4178"/>
    </style:style>
    <style:style style:name="T4" style:family="text">
      <style:text-properties officeooo:rsid="000d0f25"/>
    </style:style>
    <style:style style:name="T5" style:family="text">
      <style:text-properties officeooo:rsid="00135535"/>
    </style:style>
    <style:style style:name="T6" style:family="text">
      <style:text-properties officeooo:rsid="00142f12"/>
    </style:style>
    <style:style style:name="T7" style:family="text">
      <style:text-properties officeooo:rsid="0016f1c3"/>
    </style:style>
    <style:style style:name="T8" style:family="text">
      <style:text-properties officeooo:rsid="001c5dce"/>
    </style:style>
    <style:style style:name="T9" style:family="text">
      <style:text-properties officeooo:rsid="001f46dc"/>
    </style:style>
    <style:style style:name="T10" style:family="text">
      <style:text-properties fo:font-style="italic" style:font-style-asian="italic" style:font-style-complex="italic"/>
    </style:style>
    <style:style style:name="T11" style:family="text">
      <style:text-properties fo:font-style="italic" officeooo:rsid="0050f146" style:font-style-asian="italic" style:font-style-complex="italic"/>
    </style:style>
    <style:style style:name="T12" style:family="text">
      <style:text-properties fo:font-style="italic" officeooo:rsid="001c5dce" style:font-style-asian="italic" style:font-style-complex="italic"/>
    </style:style>
    <style:style style:name="T13" style:family="text">
      <style:text-properties fo:font-style="italic" officeooo:rsid="00208b00" style:font-style-asian="italic" style:font-style-complex="italic"/>
    </style:style>
    <style:style style:name="T14" style:family="text">
      <style:text-properties officeooo:rsid="00208b00"/>
    </style:style>
    <style:style style:name="T15" style:family="text">
      <style:text-properties fo:font-style="normal" style:font-style-asian="normal" style:font-style-complex="normal"/>
    </style:style>
    <style:style style:name="T16" style:family="text">
      <style:text-properties fo:font-style="normal" officeooo:rsid="00208b00" style:font-style-asian="normal" style:font-style-complex="normal"/>
    </style:style>
    <style:style style:name="T17" style:family="text">
      <style:text-properties fo:font-style="normal" officeooo:rsid="00529135" style:font-style-asian="normal" style:font-style-complex="normal"/>
    </style:style>
    <style:style style:name="T18" style:family="text">
      <style:text-properties fo:font-style="normal" officeooo:rsid="0050f146" style:font-style-asian="normal" style:font-style-complex="normal"/>
    </style:style>
    <style:style style:name="T19" style:family="text">
      <style:text-properties officeooo:rsid="00233a44"/>
    </style:style>
    <style:style style:name="T20" style:family="text">
      <style:text-properties officeooo:rsid="0024cee8"/>
    </style:style>
    <style:style style:name="T21" style:family="text">
      <style:text-properties officeooo:rsid="002569da"/>
    </style:style>
    <style:style style:name="T22" style:family="text">
      <style:text-properties officeooo:rsid="002694cd"/>
    </style:style>
    <style:style style:name="T23" style:family="text">
      <style:text-properties officeooo:rsid="00275a39"/>
    </style:style>
    <style:style style:name="T24" style:family="text">
      <style:text-properties officeooo:rsid="0027a534"/>
    </style:style>
    <style:style style:name="T25" style:family="text">
      <style:text-properties officeooo:rsid="0028ed52"/>
    </style:style>
    <style:style style:name="T26" style:family="text">
      <style:text-properties officeooo:rsid="002a96d1"/>
    </style:style>
    <style:style style:name="T27" style:family="text">
      <style:text-properties officeooo:rsid="002b39d8"/>
    </style:style>
    <style:style style:name="T28" style:family="text">
      <style:text-properties officeooo:rsid="00304afa"/>
    </style:style>
    <style:style style:name="T29" style:family="text">
      <style:text-properties officeooo:rsid="00316f69"/>
    </style:style>
    <style:style style:name="T30" style:family="text">
      <style:text-properties officeooo:rsid="00330659"/>
    </style:style>
    <style:style style:name="T31" style:family="text">
      <style:text-properties officeooo:rsid="0033a5f1"/>
    </style:style>
    <style:style style:name="T32" style:family="text">
      <style:text-properties officeooo:rsid="003795fa"/>
    </style:style>
    <style:style style:name="T33" style:family="text">
      <style:text-properties officeooo:rsid="00392595"/>
    </style:style>
    <style:style style:name="T34" style:family="text">
      <style:text-properties officeooo:rsid="003b1e7e"/>
    </style:style>
    <style:style style:name="T35" style:family="text">
      <style:text-properties officeooo:rsid="003b3b3b"/>
    </style:style>
    <style:style style:name="T36" style:family="text">
      <style:text-properties officeooo:rsid="003d5160"/>
    </style:style>
    <style:style style:name="T37" style:family="text">
      <style:text-properties officeooo:rsid="003f2226"/>
    </style:style>
    <style:style style:name="T38" style:family="text">
      <style:text-properties officeooo:rsid="00411c14"/>
    </style:style>
    <style:style style:name="T39" style:family="text">
      <style:text-properties officeooo:rsid="004191c6"/>
    </style:style>
    <style:style style:name="T40" style:family="text">
      <style:text-properties officeooo:rsid="004326a5"/>
    </style:style>
    <style:style style:name="T41" style:family="text">
      <style:text-properties officeooo:rsid="00442e78"/>
    </style:style>
    <style:style style:name="T42" style:family="text">
      <style:text-properties officeooo:rsid="00445c5b"/>
    </style:style>
    <style:style style:name="T43" style:family="text">
      <style:text-properties officeooo:rsid="00476758"/>
    </style:style>
    <style:style style:name="T44" style:family="text">
      <style:text-properties officeooo:rsid="004807ed"/>
    </style:style>
    <style:style style:name="T45" style:family="text">
      <style:text-properties officeooo:rsid="004d98af"/>
    </style:style>
    <style:style style:name="T46" style:family="text">
      <style:text-properties officeooo:rsid="004f149e"/>
    </style:style>
    <style:style style:name="T47" style:family="text">
      <style:text-properties officeooo:rsid="0050f146"/>
    </style:style>
    <style:style style:name="T48"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49" style:family="text">
      <style:text-properties fo:font-variant="normal" fo:text-transform="none" fo:color="#000000" style:font-name="Times New Roman" fo:font-size="9.75pt" fo:letter-spacing="normal" fo:font-style="normal" fo:font-weight="normal" officeooo:rsid="00529135" style:font-style-asian="normal" style:font-style-complex="normal"/>
    </style:style>
    <style:style style:name="T50" style:family="text">
      <style:text-properties fo:font-variant="normal" fo:text-transform="none" fo:color="#000000" style:font-name="Times New Roman" fo:font-size="9.75pt" fo:letter-spacing="normal" fo:font-style="normal" fo:font-weight="normal" officeooo:rsid="0009777c" style:font-style-asian="normal" style:font-style-complex="normal"/>
    </style:style>
    <style:style style:name="T51" style:family="text">
      <style:text-properties fo:font-variant="normal" fo:text-transform="none" fo:color="#000000" style:font-name="Times New Roman" fo:font-size="9.75pt" fo:letter-spacing="normal" fo:font-style="normal" fo:font-weight="normal" officeooo:rsid="00532317" style:font-style-asian="normal" style:font-style-complex="normal"/>
    </style:style>
    <style:style style:name="T52" style:family="text">
      <style:text-properties fo:font-variant="normal" fo:text-transform="none" fo:color="#000000" style:font-name="Times New Roman" fo:font-size="9.75pt" fo:letter-spacing="normal" fo:font-style="normal" fo:font-weight="normal" officeooo:rsid="002694cd" style:font-style-asian="normal" style:font-style-complex="normal"/>
    </style:style>
    <style:style style:name="T53" style:family="text">
      <style:text-properties fo:font-variant="normal" fo:text-transform="none" fo:color="#000000" style:font-name="Times New Roman" fo:font-size="9.75pt" fo:letter-spacing="normal" fo:font-style="normal" fo:font-weight="normal" officeooo:rsid="0055a5b4" style:font-style-asian="normal" style:font-style-complex="normal"/>
    </style:style>
    <style:style style:name="T54" style:family="text">
      <style:text-properties fo:font-variant="normal" fo:text-transform="none" fo:color="#000000" style:font-name="Times New Roman" fo:font-size="9.75pt" fo:letter-spacing="normal" fo:font-style="italic" fo:font-weight="normal" style:font-style-asian="italic" style:font-style-complex="italic"/>
    </style:style>
    <style:style style:name="T55" style:family="text">
      <style:text-properties fo:font-variant="normal" fo:text-transform="none" fo:color="#000000" style:font-name="Times New Roman" fo:font-size="9.75pt" fo:letter-spacing="normal" fo:font-style="italic" fo:font-weight="normal" officeooo:rsid="00529135" style:font-style-asian="italic" style:font-style-complex="italic"/>
    </style:style>
    <style:style style:name="T56" style:family="text">
      <style:text-properties fo:font-variant="normal" fo:text-transform="none" fo:color="#000000" style:font-name="Times New Roman" fo:font-size="9.75pt" fo:letter-spacing="normal" fo:font-style="italic" fo:font-weight="normal" officeooo:rsid="00532317" style:font-style-asian="italic" style:font-style-complex="italic"/>
    </style:style>
    <style:style style:name="T57" style:family="text">
      <style:text-properties fo:language="de" fo:country="DE"/>
    </style:style>
    <style:style style:name="T58" style:family="text">
      <style:text-properties fo:language="de" fo:country="DE" fo:font-style="italic" style:font-style-asian="italic" style:font-style-complex="italic"/>
    </style:style>
    <style:style style:name="T59" style:family="text">
      <style:text-properties officeooo:rsid="0055a5b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Friedrich-Alexander-Universität Erlangen-Nürnberg</text:p>
      <text:p text:style-name="P63">Philosophische Fakultät und Fachbereich Theologie</text:p>
      <text:p text:style-name="P63">Fachbereich: <text:span text:style-name="T59">Philosophie</text:span></text:p>
      <text:p text:style-name="P63">Proseminar: <text:span text:style-name="T59">Wissenschafts- und Technikethik</text:span>, Sommersemester 2015</text:p>
      <text:p text:style-name="P63">Dozenten: <text:span text:style-name="T59">Dr. Rudolf Kötter, Dr. Johannes Kiesel</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Ethik der ökonomischen Voraussetzungen Freier Software</text:p>
      <text:p text:style-name="P62"/>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Emil Lefherz</text:p>
      <text:p text:style-name="P61">Karolinenstraße 44</text:p>
      <text:p text:style-name="P61">90763 Fürth</text:p>
      <text:p text:style-name="P61">E-Mail: emil.lefherz@piraten-nbg.de </text:p>
      <text:p text:style-name="P61"/>
      <text:p text:style-name="P61">Zwei-Fach-Bachelor Philosophie (4. FS) und Politische Wissenschaft (2. F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77"><text:a xlink:type="simple" xlink:href="#__RefHeading__835_75367846" text:style-name="Index_20_Link" text:visited-style-name="Index_20_Link">1. Das Problem mit den Problemen<text:tab/>3</text:a></text:p>
          <text:p text:style-name="P77"><text:a xlink:type="simple" xlink:href="#__RefHeading__837_75367846" text:style-name="Index_20_Link" text:visited-style-name="Index_20_Link">2. Ökonomie des Programmierens<text:tab/>4</text:a></text:p>
          <text:p text:style-name="P77"><text:a xlink:type="simple" xlink:href="#__RefHeading__839_75367846" text:style-name="Index_20_Link" text:visited-style-name="Index_20_Link">2.1 Nichtrivalisierende Güter<text:tab/>6</text:a></text:p>
          <text:p text:style-name="P77"><text:a xlink:type="simple" xlink:href="#__RefHeading__841_75367846" text:style-name="Index_20_Link" text:visited-style-name="Index_20_Link">2.2 Konsequenzen des Lebensunterhalts<text:tab/>8</text:a></text:p>
          <text:p text:style-name="P77"><text:a xlink:type="simple" xlink:href="#__RefHeading__843_75367846" text:style-name="Index_20_Link" text:visited-style-name="Index_20_Link">3. Das ethische Problemlösungsparadigma<text:tab/>11</text:a></text:p>
          <text:p text:style-name="P77"><text:a xlink:type="simple" xlink:href="#__RefHeading__845_75367846" text:style-name="Index_20_Link" text:visited-style-name="Index_20_Link">3.1 Der soziale Nutzen freier Software<text:tab/>12</text:a></text:p>
          <text:p text:style-name="P77"><text:a xlink:type="simple" xlink:href="#__RefHeading__847_75367846" text:style-name="Index_20_Link" text:visited-style-name="Index_20_Link">3.2 Dezentralität und Produktion<text:tab/>14</text:a></text:p>
          <text:p text:style-name="P77"><text:a xlink:type="simple" xlink:href="#__RefHeading__849_75367846" text:style-name="Index_20_Link" text:visited-style-name="Index_20_Link">4. Balance von Freiheit und Selbsterhalt<text:tab/>16</text:a></text:p>
          <text:p text:style-name="P77"><text:a xlink:type="simple" xlink:href="#__RefHeading__851_75367846" text:style-name="Index_20_Link" text:visited-style-name="Index_20_Link">5. Über das richtige Programmieren im falschen System<text:tab/>17</text:a></text:p>
          <text:p text:style-name="P77"><text:a xlink:type="simple" xlink:href="#__RefHeading__853_75367846" text:style-name="Index_20_Link" text:visited-style-name="Index_20_Link">Literaturverzeichnis<text:tab/>19</text:a></text:p>
          <text:p text:style-name="P78"><text:a xlink:type="simple" xlink:href="#__RefHeading__855_75367846" text:style-name="Index_20_Link" text:visited-style-name="Index_20_Link">Literatur:<text:tab/>19</text:a></text:p>
          <text:p text:style-name="P78"><text:a xlink:type="simple" xlink:href="#__RefHeading__857_75367846" text:style-name="Index_20_Link" text:visited-style-name="Index_20_Link">Internetquellen:<text:tab/>19</text:a></text:p>
        </text:index-body>
      </text:table-of-content>
      <text:p text:style-name="P70"/>
      <text:h text:style-name="P66" text:outline-level="1"><text:bookmark-start text:name="__RefHeading__835_75367846"/>1. Das Problem mit den Problemen<text:bookmark-end text:name="__RefHeading__835_75367846"/></text:h>
      <text:p text:style-name="P1"/>
      <text:p text:style-name="P1">Über Problemlösungen nachzudenken, ist auf eine komplexe Art und Weise sehr lustig. Das Problemlösen hat es an sich, das es als Problem wohl selbst nie gelöst werden kann, und wir wohl auf ewig daran verzweifeln werden, dass wir nicht alle Probleme lösen können, weil uns auch nie ein Ansatz einfallen kann, der das Problemlösen selbst erledigt.</text:p>
      <text:p text:style-name="P1">Wegen dieser einen Charakteristik eignet sich die Problemlösungsmentalität sehr gut als psychischer Ansatz: ewiger Verzweiflung. Gibt es irgendeine psychische Disposition, die nicht in letzter Konsequenz in ewiger Verzweiflung endet? Macht nicht genau das die Resilienz der Psyche aus, dass sie auf ewig in der Lage ist, einen neuen Konflikt zu konstruieren, an dem sie sich aufreiben kann?</text:p>
      <text:p text:style-name="P16">In der deutschsprachigen Wikipedia findet eins eine interessante Diskussion<text:note text:id="ftn1" text:note-class="footnote"><text:note-citation>1</text:note-citation><text:note-body><text:p text:style-name="P57">Carolin2006 (2008)</text:p></text:note-body></text:note> darüber, wie Problemlösen zu definieren ist, die <text:span text:style-name="T2">durch einen kollektiven Arbeitsprozess </text:span>in der aktuellen Definition „<text:span text:style-name="T1">Unter Problemlösen versteht man die Überführung eines Ist-Zustandes gegen Widerstände in einen Sollzustand durch intelligentes Handeln, meist durch bewusste Denkprozesse.“ </text:span>geendet hat.<text:note text:id="ftn2" text:note-class="footnote"><text:note-citation>2</text:note-citation><text:note-body><text:p text:style-name="P58">Arno Matthias (2010)</text:p></text:note-body></text:note> Die Nutzerin Carolin2006 würde gerne den Aspekt des Handelns mehr in den Vordergrund rücken, während ein*e anonyme*r Nutzer*in, <text:span text:style-name="T2">die sich bereits auf eine spätere Version der Definition zu beziehen scheint, diese aber leider nicht zitiert,</text:span> Problemlösen öfter in mentalen Prozessen verortet sieht, dafür aber nicht Ist-Zustand und Soll-Zustand einer Problemstellung <text:span text:style-name="T2">im Mittelpunkt sieht, sondern eher die Barriere dazwischen, die das Problem ausmacht.</text:span></text:p>
      <text:p text:style-name="P15">Problemlösen ist demnach eng mit utopischem Denken verwandt, das aus dem allgegenwärtigen psychischen Konflikt des Ist-Zustandes einen Soll-Zustand erfindet und anstrebt, und es steht vor demselben unlösbaren Konflikt, dass aus jedem erreichten Soll-Zustand nur ein neuer Ist-Zustand wird. <text:span text:style-name="T3">U</text:span>nsere psychischen Dynamiken <text:span text:style-name="T3">werden </text:span>auf ewig für neue Probleme sorgen, an denen wir verzweifeln können, <text:span text:style-name="T3">und für neue Utopien, von denen wir träumen können.</text:span></text:p>
      <text:p text:style-name="P14">Wenn das Dilemma des Problemlösens nun ein zu überwindender Ist-Zustand ist und ein Problem darstellt, dann mache ich drei mögliche Lösungen aus.</text:p>
      <text:p text:style-name="P14">Die erste wäre der Tod. Ein unendlicher, nerviger Prozess, der den Sinn meines Lebens, das Denken, dermaßen in Beschlag nimmt und auf ewig dazu verdammt, zu scheitern, wird am Ende mit höchster Wahrscheinlichkeit mit dem Tod enden, da nicht davon auszugehen <text:soft-page-break/>ist, dass ich bis dahin eine<text:span text:style-name="T7">n Weg </text:span>gefunden haben werde. Dieser Ansatz gilt übrigens auch für utopisches Denken. Ich verwerfe <text:span text:style-name="T7">den Tod</text:span> allerdings als sinnvolle Lösung, das ich zu viel Angst davor habe.</text:p>
      <text:p text:style-name="P14">Die zweite Lösung wäre eine tiefenpsychologische Auseinandersetzung mit dem eigenen Konflikt, der es uns nicht erlaubt, mit einem Ist-Zustand zufrieden zu sein, und die Erkenntnis, dass das einzige, was den Ist-Zustand so unerträglich macht, die eigene Identität ist. Mithilfe von unermüdlicher Therapie könnte eins sich wohl letztendlich mit seinem Ödipalen Komplex versöhnen und sogar Über-Ich und Es ins <text:span text:style-name="T7">R</text:span>eine bringen. Eins wäre von der spirituellen Unzufriedenheit mit sich selbst geheilt und könnte über alles menschliche Streben lachen. Ich verwerfe allerdings auch diesen Ansatz; vor dieser Lösung habe ich sogar noch mehr Angst als vor der ersten.</text:p>
      <text:p text:style-name="P14">Programmieren, als dritte Lösung, kommt einer vertretbaren Lösung wahrscheinlich am nächsten. Wenn wir in der Lage wären, den Problemlösungsprozess zu automatisieren, müssten wir uns nicht selbst damit befassen, <text:span text:style-name="T4">und unsere Köpfe wären frei dafür, den Ist-Zustand zu genießen, den die Algorithmen uns gerade schaffen. Algorithmen lösen bereits jetzt eine Menge Probleme, doch wir bräuchten wohl einen Meta-Algorithmus, um den Prozess des darüber-nachdenkens nicht selbst übernehmen zu müssen. Künstliche Intelligenzen könnten sich damit befassen, unser derzeitiges Leben immer weiter in den nächstbesten Soll-Zustand zu optimieren. Wir müssen nur dafür sorgen, dass ein derartiges Wesen nicht selbst irgendwann auf verschachtelte Metagedanken käme und sich die Tragik der menschlichen Existenz auf kybernetischer Ebene fortsetzt.</text:span></text:p>
      <text:p text:style-name="P13">Solange, bis diese Lösung eines Tages erreicht ist, lenke ich mich noch ein bisschen von dem Fehlschluss ab, dass eine Externalisierung des Problemlösens etwas an meiner Verzweiflung ändern würde, und bemühe mich lieber, ein Problem zu lösen, das auf der Wegstrecke dahin liegt.</text:p>
      <text:p text:style-name="P13">Wie können wir durch programmieren Problemlösungen ermöglichen? Welche ökonomischen Voraussetzungen sind am günstigsten, um Programmierern ihre Arbeitsmöglichkeit zu schaffen?</text:p>
      <text:p text:style-name="P13"/>
      <text:h text:style-name="Heading_20_1" text:outline-level="1"><text:bookmark-start text:name="__RefHeading__837_75367846"/>2. Ökonomie des Programmierens<text:bookmark-end text:name="__RefHeading__837_75367846"/></text:h>
      <text:p text:style-name="P12"/>
      <text:p text:style-name="P11">Ökonomie ist einfach. Es war einmal Simon. Simon war Fischer. Nacht für Nacht fuhr er mit dem Fischkutter auf den See Getsehmaneth und fischte Fische. Fische, die er dann tagsüber auf dem Dorfmarkt verkaufen konnte. Er hatte ein regelmäßiges Einkommen und <text:soft-page-break/>konnte seine traditionelle heteronormative Familie ernähren.</text:p>
      <text:p text:style-name="P11">Bis er eines Tages auf den Markt ging, und niemand mehr Fische von ihm kaufen wollte. Denn Jesus, ein sogenannter Menschenfischer, hatte eine wundersame Methode erfunden, Brot und Fische unendlich oft zu kopieren und jedem zu schenken. <text:span text:style-name="T5">Simon hatte große Angst, arbeitslos zu werden, wie sollte er denn jetzt seine heteronormative Familie ernähren! In seinen traditionellen Lebensumständen war kein Platz für eine Veränderung wie diese, und sie drohten, nichts auf den von seiner traditionellen Ehefrau gedeckten Tisch zu bekommen.</text:span></text:p>
      <text:p text:style-name="P10">Also fasste Simon einen Plan. In dieser Nacht fischte er den Fisch2.0, und er verkaufte ihn mit einer 30-Tage-Versuchsversion. Wenn die Leute seinen Fisch kostenlos probieren konnten, dann würden sie ihn dem Fisch1.0 vorziehen und wieder bei ihm einkaufen!</text:p>
      <text:p text:style-name="P10">Doch nachdem die 30 Tage vorbei waren, änderten die Leute einfach ihre Adresse, setzten ihren Magen neu auf und fragten nach einer neuen 30-Tage-Versuchsversion, und da er unmöglich Buch über alle Leute führen konnte, die bereits eine bekommen hatten, musste er allen eine geben.</text:p>
      <text:p text:style-name="P10">Außerdem protestierten einige Fischliebhaber vor seinem Stand; sie konnten seinen Fisch nicht so zubereiten, wie es ihnen am liebsten gefiel! Indem Simon nicht verriet, wie sein Fisch genau funktionierte, damit ihn niemand einfach kopieren konnte, wurde ihnen die Möglichkeit genommen, ihn so zu verändern, dass er auch ihnen schmeckte, selbst wenn sie ihn einmal gekauft hatten.</text:p>
      <text:p text:style-name="P10">Und so klappte Simon das Ökonomiebuch zu und verstand die Welt nicht mehr.</text:p>
      <text:p text:style-name="P10">Software sprengt die Grenzen unserer traditionellen Marktwirtschaft. Wenn die Nachfrage das Angebot regelt, muss jemand bereit sein, für eine Kopie des Programms zu bezahlen, damit es programmiert werden kann. Sonst kann niemand die Kosten stemmen, ein Programm zu entwickeln, die sich auf den Lohn der Programmierer und Strom/Internet-Kosten herunterbrechen lassen. Doch warum für <text:span text:style-name="T6">da</text:span>s Kopieren bezahlen, wenn kopieren heutzutage gar nichts kostet? Fische kann eins nicht ganz so einfach kopieren, aber Quellcode? Bits und Bytes? <text:span text:style-name="T6">Eine Information zu verbreiten war noch nie so billig wie heutzutage, und Programmieren ist letztendlich nur eine Methode, mithilfe von Informationen Probleme zu lösen.</text:span></text:p>
      <text:p text:style-name="P9">Was muss eins also beachten, wenn eins über die Finanzierung von Software nachdenkt?</text:p>
      <text:p text:style-name="P9"/>
      <text:h text:style-name="P60" text:outline-level="1"><text:bookmark-start text:name="__RefHeading__839_75367846"/><text:soft-page-break/>2.1 Nichtrivalisierende Güter<text:bookmark-end text:name="__RefHeading__839_75367846"/></text:h>
      <text:p text:style-name="P9"/>
      <text:p text:style-name="P2">Güterverteilung ist eine der essenziellsten Fragen der Menschheit. Wie sollen natürliche Ressourcen und die Erzeugnisse daraus unter den Menschen verteilt werden? Nach dem Leistungsprinzip, dem Bedürfnisprinzip, oder einem Kompromiss zwischen beidem? </text:p>
      <text:p text:style-name="P2">Eigentum und sein Schutz war lange Zeit eins der wichtigsten Konzepte, mit dem eine sicherstellen konnte, dass sie nicht befürchten musste, dass einer, der weniger hatte als sie, es ihr wegnahm.</text:p>
      <text:p text:style-name="P3">Diese Angst ist aber gar kein Problem mehr, wenn eins Güter sehr einfach reproduzieren kann. Niemand muss um ihr Eigentum fürchten, wenn es einfacher und billiger ist, sich einfach eine Kopie herzustellen, statt es zu stehlen. Wenn die Grenzkosten, also die Kosten für eine neue Kopie gleich Null sind, gibt es nicht einmal mehr für Leute, die das Gut tatsächlich besitzen, einen Grund, auf ihrem Eigentum zu beharren. <text:span text:style-name="T8">Güter, deren Grenzkosten nahe Null liegen, sind nichtrivalisierend, weil sich niemand darum streiten muss, wer sie besitzt.</text:span><text:span text:style-name="T8"><text:note text:id="ftn3" text:note-class="footnote"><text:note-citation>3</text:note-citation><text:note-body><text:p text:style-name="P49">Seemann (2014): S. 82</text:p></text:note-body></text:note></text:span><text:span text:style-name="T8"> </text:span>Viel wichtiger wird es, einen Zugang zu der Kopierfähigkeit eines Gutes zu haben, zum Beispiel zu einer Plattform, auf der Daten herumkopiert werden. Das Paradigma des Eigentums weicht dem Paradigma des Zugangs, und die ursprüngliche Macht des Eigentümers, die ihm von den brauchenden zugeschrieben wurde, weil sie von Gütern abhängig waren, die ihm gehörten, verschiebt sich zur Plattformbetreiberin, die nun die Kontrolle darüber hat, wer etwas nutzen darf und wer nicht.</text:p>
      <text:p text:style-name="P4"><text:span text:style-name="T14">Wenn Güter optimal genutzt werden sollen, muss eins ihren Preis in Höhe der Grenzkosten ansetzen. Höhere Preise schließen unnötig Leute von der Nutzung aus. Nicht die Investitionskosten, die ursprünglich für die Erstschöpfung einer Ware nötig waren, sind hier anzusetzen: denn damit ein Mensch mehr oder weniger ein Buch lesen kann, muss es nicht komplett neu geschrieben werden, sondern nur neu gedruckt.</text:span><text:span text:style-name="T14"><text:note text:id="ftn4" text:note-class="footnote"><text:note-citation>4</text:note-citation><text:note-body><text:p text:style-name="P49">Benkler (2006): <text:span text:style-name="T9">S. 36</text:span></text:p></text:note-body></text:note></text:span><text:span text:style-name="T14"> </text:span></text:p>
      <text:p text:style-name="P4"><text:span text:style-name="T14">Der Inhalt des Buches selbst ist als Information nichts wert, da er keinen Tauschwert haben kann. Der Tauschwert einer Ware ist nichts als das quantitative Verhältnis, nach dem der Gebrauchswert einer Ware gegen den Gebrauchswert einer anderen getauscht wird.</text:span><text:span text:style-name="T14"><text:note text:id="ftn5" text:note-class="footnote"><text:note-citation>5</text:note-citation><text:note-body><text:p text:style-name="P50">Marx (1867): S. 50</text:p></text:note-body></text:note></text:span><text:span text:style-name="T14"> Nichtrivalisierende Güter werden aber keine Waren, weil sie nicht getauscht werden können. Die Transaktion des Tausches setzt voraus, dass eins selbst den Gebrauchswert eines Guts nicht mehr gebrauchen kann, sondern ihn vollständig jemand anderem übergibt, </text:span><text:soft-page-break/><text:span text:style-name="T14">und im Gegenzug eine andere Ware erhält, mit der es sich ebenso verhält. Eine Information jedoch kann nicht übertragen werden, nur kopiert. Eins kann den Gebrauchswert der Geschichte nicht aufgeben, indem eins sie jemand anderem erzählt, da eins sie einerseits auch danach immer noch kennen würde, und andererseits auch jederzeit jemand anderem erzählen könnte. Das macht Informationen zu nichtrivalisierenden Gütern – und damit wertlos. Denn wenn ich als Verleger nicht sicher sein kann, dass die Autorin einer Geschichte sie nicht auch jemand anderem erzählt, der dann seinerseits die Geschichte drucken und die Kopien billiger als ich tauschen kann, ist es kein profitables Geschäft mehr, der Autorin die Geschichte abzunehmen, und der „Tauschwert“ der Information sinkt auf Null.</text:span></text:p>
      <text:p text:style-name="P5"><text:span text:style-name="T14">D</text:span>eswegen werden niemals Informationen getauscht: sondern immer nur das Copyright daran. <text:span text:style-name="T19">Autoren treten ihr Recht auf das Weitererzählen der Geschichte selbst ab, um das Kopieren den Verlegerinnen zu überlassen: die wiederum bezahlen den Autoren einen Vorschuss. Auch die Käuferinnen des Buches erhalten kein Copyright, sie dürfen die Geschichte niemandem weitererzählen oder kopieren, sondern nur lesen. Gehandelt wird also nie die Information, sondern viel mehr eine Einschränkung. Diese Einschränkung ist ein notwendiges Konstrukt, dass den Autoren ermöglicht, von ihrer Arbeit zu leben, gegen die Freiheit, ihre Geschichte kopieren zu dürfen; den Leserinnen ermöglicht, eine Information kaufen zu können, mit allen positiven und negativen Implikationen, aber es verbietet, sie als Information zu behandeln; und den Verlegern ein Recht gibt, dessen Macht zunimmt, je mehr Menschen eine Kopie erstehen wollen.</text:span></text:p>
      <text:p text:style-name="P6">Die Nichtrivalität der Information wird künstlich zunichte gemacht und eingeschränkt, da nichtrivalisierende Güter nicht profitabel gehandelt werden können. Das wiederum behindert auch die Arbeit von Autorinnen. <text:span text:style-name="T20">Denn jeder, der eine Idee produziert, steht auf den Schultern von tausenden anderer Ideenschöpferinnen, durch deren Werke er lesen und schreiben gelernt, seine kulturelle Prägung erhalten und letztendlich die Inspiration für sein eigenes Werk erfahren hat. Je einfacher jemand Zugriff auf mehr und mehr Information hat, desto besser kann sie selbst eine schaffen. Das gilt ist insbesondere für drei Sparten: die Musik, die Wissenschaft und das Programmieren; die alle drei hauptsächlich darauf aufbauen, Ideen von den eigenen Vorgängern weiterzuverarbeiten, um etwas neues zu schaffen. Diese Inspirationen und Weiterverwertung lässt sich jedoch als nichtrivalisierendes Gut noch schlechter in einem Tauschwert denken, da das quantitative Verhältnis der zwei getauschten Waren „beständig mit Zeit und Ort wechselt“</text:span><text:span text:style-name="T20"><text:note text:id="ftn6" text:note-class="footnote"><text:note-citation>6</text:note-citation><text:note-body><text:p text:style-name="P51">ebenda</text:p></text:note-body></text:note></text:span><text:span text:style-name="T20">, und die Inspiration neuer Werke stets in der Zukunft liegt.</text:span></text:p>
      <text:p text:style-name="P6"><text:soft-page-break/>Wohlfahrtsökonomisch ist <text:span text:style-name="T21">Urheberrecht</text:span> nur bedingt sinnvoll, sprich der im utilitaristischen Sinne höchste Nutzen für möglichst viele Menschen. Je einfacher sich Informationen kopieren lassen, desto weniger ist Copyright die effektivste Lösung, um sowohl de<text:span text:style-name="T20">r</text:span> Autor<text:span text:style-name="T20">in</text:span> ein Einkommen zu ermöglichen, als auch möglichst vielen Menschen Zugang zu seiner Geschichte zu gewähren, <text:span text:style-name="T20">und damit auch die Grundlage für neue Werke zu schaffen.</text:span></text:p>
      <text:p text:style-name="P6"/>
      <text:h text:style-name="Heading_20_1" text:outline-level="1"><text:bookmark-start text:name="__RefHeading__841_75367846"/><text:span text:style-name="T20">2.</text:span>2 Konsequenzen des <text:span text:style-name="T27">Lebensunterhalts</text:span><text:bookmark-end text:name="__RefHeading__841_75367846"/></text:h>
      <text:p text:style-name="P7"/>
      <text:p text:style-name="P8">Dass das Konzept des Urheberrechts bröckelt, zeigt sich unter anderem darin, wie seit der Verbreitung der „Kopiermaschine Internet“ und dem digitalen Wandel das Copyright in ungeheurem Ausmaß gebrochen wird, und ganze Geschäftsmodelle einstürzen oder sich unter Zähneknirschen wandeln müssen.<text:span text:style-name="T21"> </text:span></text:p>
      <text:p text:style-name="P8"><text:span text:style-name="T21">Die systematische Ignoranz, die Informationskonsumenten weltweit dem Urheberrecht entgegnen, hat zu einer sehr mächtigen Urheberrechtslobby geführt, die die autoritäre Kontrolle von Information durch Gesetze und Repression versucht aufrechtzuerhalten, und einer international vernetzten Piratenbewegung, die in verschiedensten Ländern Parteien gegründet hat, um sie zu bekämpfen. In Island steht die dortige Piratenpartei beispielsweise in Umfragen bei bis zu 35,9%</text:span><text:span text:style-name="T21"><text:note text:id="ftn7" text:note-class="footnote"><text:note-citation>7</text:note-citation><text:note-body><text:p text:style-name="P58">Umfrage von DataMarket (2015)</text:p></text:note-body></text:note></text:span><text:span text:style-name="T21">, ein weiterer Indikator dafür, welches Ausmaß die Debatte um Urheberrecht mittlerweile angenommen hat.</text:span></text:p>
      <text:p text:style-name="P17"><text:span text:style-name="T21">D</text:span>och während über alternative Lösungen diskutiert wird, sind <text:span text:style-name="T22">Informationsproduzenten</text:span> bis heute dazu gezwungen, den Zugang zu ihren Werken zu beschränken, wenn sie ihren Lebensunterhalt damit verdienen wollen. <text:span text:style-name="T22">Das bedeutet besonders für Programmiererinnen einige Einschränkungen, da offen einsehbarer Code einerseits die einzige Voraussetzung dafür ist, dass sie anderen Leuten die Möglichkeit geben können, ihr Programm interaktiv zu verbessern, andererseits aber die Möglichkeit kaputt macht, damit Geld zu verdienen, weil es billiger ist, den Code selbst zu herunterzuladen und zu kompilieren, als dafür zu bezahlen.</text:span></text:p>
      <text:p text:style-name="P18">Information offen zu machen ist nirgendwo so praktisch wie beim Programmieren. Selbst die Wissenschaft profitiert weniger von offenem Wissen als Programmierer. Da Programmiererinnen sich damit befassen, mithilfe von (virtueller) Information einen Unterschied im realen Leben zu machen, ist die Möglichkeit, ihren Code frei zu teilen, für sie die Möglichkeit, die Vorteile von nichtrivalisierenden Gütern mit in die rivalisierende <text:soft-page-break/>Sphäre zu tragen.</text:p>
      <text:p text:style-name="P18">Der Gebrauchswert von Software steigt rasant, wenn <text:span text:style-name="T23">sie von jedem einfach verändert werden kann; denn so kann jede, die ein Programm nutzen will, es auf einfachste Weise an ihre besonderen Umstände anpassen, und es optimaler für ihre persönliche Anwendungssituation abändern. Wenn jemand bei einem proprietären, also nicht quelloffenen Programm beispielsweise eine Sonderkonfiguration braucht, die die Entwicklerin nicht einbauen wollte, weil sie die Hauptveröffentlichung des Programms zu unübersichtlich und umständlich zu konfigurieren gemacht hätte, kann er sie nicht einfach selbst schreiben. Bei einem quelloffenen Programm ist es ohne weiteres möglich, es nach den jeweiligen Vorlieben anzupassen. Das erhöht den individuellen Gebrauchwert der Software, der in die utilitaristische Kalkulation hineinspielt, ob der höchste Nutzen für jede Einzelne erzielt wurde; und trägt damit zum wohlfahrtsökonomischen Nutzen von freier Software bei.</text:span></text:p>
      <text:p text:style-name="P19">Auch Sicherheitsprobleme sind bei quelloffener Software leichter zu korrigieren. IT-Sicherheit ist zu einem immer größeren Problem angewachsen, mit dem sich Hacker aus den verschiedensten Richtungen befassen. Die Ethik, nach der Hackerinnen Sicherheitslücken entweder schließen oder ausnutzen, und ob die gängige Unterscheidung zwischen Blackhat-Hackern (Hackerinnen, die Sicherheitslücken destruktiv ausnutzen) und Whitehat-Hackern (Hackerinnen, die Sicherheitslücken schließen oder sie dem Projektverwalter melden) sinnvoll ist oder nicht, ist noch einmal eine eigene Arbeit wert. Doch das große Problem von Softwaresicherheit wird noch erheblich schlimmer, je mehr kritische Infrastruktur, beispielsweise Kraftwerke oder Fabriken, über Software gesteuert und ans Internet angeschlossen wird. <text:span text:style-name="T24">Während es bei quelloffener Software für jeden möglich ist, Sicherheitslücken zu erkennen und zu schließen, findet eins Sicherheitslücken bei proprietärer Software durch 'reverse engineering' heraus, ein komplexer Prozess, der einiges Können erfordert und hauptsächlich von Hackerinnen genutzt wird, die Sicherheitslücken ausnutzen wollen. Sicherheitslücken zu schließen ist weit verlockender, wenn eins den Code offen vor sich hat; wenn sich jemand schon die Mühe machen musste, Software zu reverse engineeren, wird er sie wahrscheinlich lieber für den eigenen Vorteil nutzen wollen. </text:span></text:p>
      <text:p text:style-name="P20">Zusätzlich sehen Hackerinnen proprietäre Software generell kritisch und bevorzugen freie Software wegen ihrer vielen gesellschaftlichen und technischen Vorzüge; allein deswegen ist es sicherheitspolitisch ratsamer, offene Quellen zu verwenden, um nicht auch noch ins Visier von Hackern zu geraten, die Sicherheitslücken bei freier Software schließen, aber bei proprietärer Software ausnutzen oder weiterverkaufen.</text:p>
      <text:p text:style-name="P20"><text:soft-page-break/><text:span text:style-name="T25">Für die Rolle </text:span>eine<text:span text:style-name="T25">r</text:span> Programmierin, <text:span text:style-name="T25">nach der wir beurteilen müssen, ob sie sich ethisch verhält, oder nicht, gibt es nun verschiedene Ansätze. Was ist ethisches Programmieren?</text:span></text:p>
      <text:p text:style-name="P21">Einerseits darf eins die marktwirtschaftlichen Notwendigkeiten und Zwänge nicht außer Acht lassen, wenn eins die gesellschaftliche Rolle von Software-Ingenieuren betrachtet. Als erstes wird natürlich von eine<text:span text:style-name="T26">r</text:span> verlangt, sich und <text:span text:style-name="T26">ihre</text:span> Familie ernähren zu können; <text:span text:style-name="T26">das sind natürlich auch gesellschaftlich relevante Zwänge.</text:span></text:p>
      <text:p text:style-name="P22">Andererseits jedoch ist auch wichtig, wie sich der gesellschaftliche Nutzen einer Tätigkeit entfaltet. Die Frage nach dem Lebensunterhalt ist Teil dieser Erwartungen; denn natürlich muss sichergestellt werden, dass überhaupt jemand programmiert. Das geht nur, wenn eins sich sicher sein kann, dass der eigene Lebensunterhalt gesichert ist, und nur dann können die eigenen Programme der Gesellschaft nützen.</text:p>
      <text:p text:style-name="P22">Jedoch muss eins differenzieren, warum jemand programmiert. Die ungewöhnliche Größe der Open-Source-Community, die offen programmieren, obwohl sie keinen Cent dafür sehen, <text:span text:style-name="T27">ist für mich ein klarer Beleg, dass der Anreiz zum Programmieren keinesfalls wirtschaftlicher Erfolg ist. Viel mehr würden wohl noch weit mehr Programmierer offen programmieren, wenn sie die Zeit und Energie neben ihrem normalen Job noch erübrigen könnten, den sie nur haben, damit ihr Lebensunterhalt gesichert ist.</text:span></text:p>
      <text:p text:style-name="P23">Stattdessen ist es der innere Drang, Probleme zu lösen, der die Faszination am Programmieren ausmacht. Oder die Chance, Mittel bereitzustellen, mit denen Menschen ihren digitalen Alltag gestalten können. Das Gefühl, eine neue Welt zu schaffen. Programmieren ist ein bisschen wie Magie: eins kann die Regeln einer Welt komplett nach den eigenen Vorstellungen beeinflussen, allein mit Worten.</text:p>
      <text:p text:style-name="P24">Weit mehr Menschen würden wohl freie Software schreiben, wenn ihr Lebensunterhalt gesichert wäre, und damit den gesellschaftlichen (Gebrauchs-)Wert ihrer Produkte noch weiter steigern, auch wenn sie auf den ersten Blick keinen (Tausch-)Wert haben. Insofern glaube ich nicht, dass die ökonomischen Voraussetzungen, die wir derzeit haben, besonders günstig sind, um Programmierern ihre Arbeitsmöglichkeit zu schaffen. </text:p>
      <text:p text:style-name="P69">Das vorherrschende Arbeitsethos, das unsere Ökonomie begleitet - nämlich das Angestelltenverhältnis, die Erwartung, mit einer sogenannten „ehrlichen Arbeit“ und einem durch sie erworbenen Lohn einen Lebensunterhalt zu bestreiten und so wenig wie möglich durch Abhängigkeit vom Staat zu überleben – macht die Herstellung freier Software unethisch. Solange die sozialen Erwartungen an eine Programmiererin nur Lohnarbeit als ethisch definieren und vor allem politisch unterstützen, ist die Durchsetzungsfähigkeit freier Software und ihrer gesellschaftlichen Vorteile stark erschwert.</text:p>
      <text:p text:style-name="P23"><text:soft-page-break/></text:p>
      <text:h text:style-name="Heading_20_1" text:outline-level="1"><text:bookmark-start text:name="__RefHeading__843_75367846"/>3. <text:span text:style-name="T28">Das ethische Problemlösungsparadigma</text:span><text:bookmark-end text:name="__RefHeading__843_75367846"/></text:h>
      <text:p text:style-name="P23"/>
      <text:p text:style-name="P25">Ziehen wir noch eine andere Perspektive in Erwägung, um eine ethische Evaluation anzugehen, und nicht nur einen rein ökonomischen Ansatz zu Software anzugehen.</text:p>
      <text:p text:style-name="P25">Als Nerd und zukünftige Programmierer<text:span text:style-name="T28">in</text:span> macht eins vor allem Anfang hauptsächlich eine Erfahrung – etwas funktioniert nicht, und eins muss herumdoktern, um eine Lösung zu finden. Computerprogramme haben die Tendenz, auf jedem System ein bisschen anders zu funktionieren, und schnell verliert eins die Geduld bei dem Versuch, etwas zum laufen zu bringen.</text:p>
      <text:p text:style-name="P25">Das ist eine Schlüsselerfahrung im Leben eines jeden Nerds und hat sich tief in die Attitüden eingebrannt – viele gängige Witze in der Internetkultur beziehen sich auf Problemlösung, und legen ein wichtiges Merkmal in der Identität des „Nerds“ offen: Leute benutzen Computer, um Probleme zu lösen, und wir sind die, die für die Umsetzung verantwortlich sind, weil wir uns am besten mit ihnen auskennen.</text:p>
      <text:p text:style-name="P25">Zu einem großen Teil konstituiert sich das auch über die kulturellen <text:span text:style-name="T28">Gegebenheiten, die sich in der Kommunikation über das Internet zeigen – ohne Mimik und Möglichkeiten, Stimmungen auszudrücken, bleibt nicht viel, als sachlich zu bleiben und distanziert über Hindernisse zu reden – und das schlägt sich tief in der Sprache und damit im Denken der Computernutzerinnen der ersten Stunde nieder. Allein schon der Gedanke, wie eins denn Kommunikation über das Internet emotionaler gestalten will, ist hingegen schon wieder ein Gedanke, der nur im Paradigma der Problemlösung funktioniert – weil das genau die Art und Weise ist, wie Nerds denken.</text:span></text:p>
      <text:p text:style-name="P26">Computersysteme bieten außerdem eine Umgebung, die sich perfekt dazu eignet, radikale Lösungsansätze auszuprobieren. <text:span text:style-name="T33">E</text:span>ins hat vergleichsweise viel Macht über seine Umwelt – innerhalb eines Betriebssystems beispielsweise gibt es keine sozialen Hindernisse und konkurrierende Interessen, auf die eins achten muss, wenn eins versucht eine neue Lösung zu finden. Aufgaben umzuverteilen, Ordner neu zu strukturieren, alles komplett von vorne aufzusetzen, all das kann relativ einfach geändert werden; wodurch die frischgebackenen Problemlöser frei handeln können, ohne an die gesellschaftlichen Machtstrukturen zu stoßen, die radikale Lösungsansätze meistens begrenzen und verhindern. Ein anderer struktureller Vorteil, um radikale Ansätze zu denken, ist <text:span text:style-name="T29">die Möglichkeit, im Zweifelsfall Schritte rückgängig machen zu können oder ein Backup des alten Systems vor der radikalen Lösung einspielen zu können; Fehler in der Planung einer </text:span><text:soft-page-break/><text:span text:style-name="T29">radikalen Lösung haben geringere Auswirkungen, und eins kann sich solche Fehler leichter erlauben.</text:span></text:p>
      <text:p text:style-name="P27"><text:span text:style-name="T33">Eins </text:span>hat als Programmierer die Möglichkeit, etwas ganz von vorne neu aufzubauen, was dann besser funktioniert als die traditionelle Lösung. Diese Attitüde formt Denken und Urteilen <text:span text:style-name="T30">eines Nerds.</text:span></text:p>
      <text:p text:style-name="P28">Aus dieser Attitüde ziehe ich den ethischen Ansatz, dass eine Programmiererin Probleme lösen, und Problemlösungen auf ökonomischer Ebene erleichtern will; am besten auf eine wenig umständliche Art, die <text:span text:style-name="T31">im Hintergrund läuft und wenig Verwaltungsaufwand erfordert, sodass eins sich um andere Probleme kümmern kann.</text:span></text:p>
      <text:p text:style-name="P29"><text:span text:style-name="T31">W</text:span>elche Probleme können durch freie Software besser gelöst werden oder bestehen erst gar nicht? Welche Arten zu programmieren sind ethisch besser, und wieso? Welche Form der Programmierung nutzt der Gesellschaft am meisten?</text:p>
      <text:p text:style-name="P29"/>
      <text:h text:style-name="Heading_20_1" text:outline-level="1"><text:bookmark-start text:name="__RefHeading__845_75367846"/>3.1 <text:span text:style-name="T32">Der soziale</text:span> Nutzen freier Software<text:bookmark-end text:name="__RefHeading__845_75367846"/></text:h>
      <text:p text:style-name="P25"/>
      <text:p text:style-name="P30">Diese Welt ist voller Probleme, und es gibt mindestens so viele Probleme, wie Menschen existieren; denn jeder Mensch definiert sich seine Probleme ein weiteres Mal neu, und er definiert sie jedesmal anders als seine Mitmenschen. Da jeder Mensch eine unterschiedliche Geschichte hat und seine Umwelt unterschiedlich wahrnimmt und bewertet, steckt in dem von ihm definierten Problem auch immer die individuelle Bewertung eines Problems, was es aufs neue einzigartig macht. Selbst wenn zwei Menschen ein Problem mit derselben Tatsache haben, haben sie das doch immer aus unterschiedlichen Gründen, auch wenn eine Lösung möglicherweise beide Gründe zufriedenstellen und beide Probleme lösen mag.</text:p>
      <text:p text:style-name="P30">Diese Sichtweise veranschaulicht in erster Linie eine Perspektive: einerseits kann jeder Mensch zum Problemlöser werden, andererseits kann jeder ein Problem auf unterschiedliche Weise lösen wollen.</text:p>
      <text:p text:style-name="P30">Zwei der essenziellen Freiheiten, über die freie Software definiert wird, sind speziell darauf ausgerichtet: die erste ist die Freiheit, ein Programm auszuführen, wie eins will und zu welchem Zweck eins will. Dies ermöglicht jeder, ein Problem anzugehen und für sich zu lösen; insofern Software in der Lage ist, es für sie zu lösen. Die zweite Freiheit ist die Freiheit, ein Programm zu verstehen und zu verändern; diese ermöglicht jedem, ein Programm im Notfall für die eigenen Zwecke und das jeweils eigene Verständnis eines Problems umzuschreiben. </text:p>
      <text:p text:style-name="P30"><text:soft-page-break/>Die anderen beiden Freiheiten, über die sich freie Software definiert beziehen sich auf die Verteilung: jede hat das Recht, sowohl das Original, als auch eigene veränderte Versionen frei an jeden zu verteilen.<text:note text:id="ftn8" text:note-class="footnote"><text:note-citation>8</text:note-citation><text:note-body><text:p text:style-name="P58">Stallman (2014)</text:p></text:note-body></text:note></text:p>
      <text:p text:style-name="P30">Dies ermöglicht im Zusammenspiel, dass jede einzelne dazu ermächtigt wird, Programme zu verwenden und zu ändern, und letztendlich zur Lösung ihrer eigenen Probleme einzusetzen, auch ungeachtet von ökonomischen Voraussetzungen abgesehen von der eines Rechners.</text:p>
      <text:p text:style-name="P30">Proprietäre Programme verhindern dies, da sie diese Freiheiten nur eingeschränkt bieten. Weiterverteilung von Software wird durch Kopierschutzpraktiken versucht zu verhindern, die oft auch die Nutzung mit beeinträchtigen; und der Quellcode eines Programms ist bei proprietärer Software für einen Nutzer nie einsehbar, da der Quellcode gerade den ökonomischen Wert von Software definiert und seine Offenlegung ein Programm einfacher kopierbar und damit wertlos macht. Und wer ein Programm nicht lesen darf, kann es auch nicht verändern, und es damit nicht für die eigenen Zwecke anpassen.</text:p>
      <text:p text:style-name="P30">Dadurch ist proprietäre Software für effektive Problemlösung unnütz; denn niemand kann so gut wie die Endnutzerin entscheiden, in welcher Art und mit welchen Funktionen das Programm ihm dienen soll. Und nur wenn jeder ein Programm ausführen und verändern kann, können alle Probleme der Menschheit (die überhaupt mit Software lösbar sind, aber das sind schon ziemlich viele) in höchster Zufriedenstellung und für jedes Individuum angemessen gelöst werden.</text:p>
      <text:p text:style-name="P30">Technisch wäre das kein Aufwand – durch das Internet kann jeder Code sich verbreiten wie nichts, <text:span text:style-name="T34">genau wie die Informationen, die notwendig sind, um den Code zu verstehen und weiterzuentwickeln, und die eigenen Veränderungen erneut mit anderen Programmiererinnen zu teilen. Allerdings sind freie Programme derzeit kommerzieller Software noch in vielen Funktionen hinterher, da das reine Prinzip der Vereinfachung den Ressourcenvorteil kommerzieller Unternehmen noch nicht eingeholt hat.</text:span></text:p>
      <text:p text:style-name="P31">Das ist ein Problem, denn proprietäre Software birgt einen weiteren großen Nachteil für den Nutzer in sich: eins kann nie zu hundert Prozent sicher wissen, dass ein Programm nur macht, was eins will, und nicht beispielsweise die eigenen Daten ausspäht oder die Rechnerleistung für zusätzliche Fremdtätigkeiten nutzt. <text:span text:style-name="T35">Jede proprietäre Software ist potentiell Malware; das wird jede verstehen, die mal ein Programm installiert hat und plötzlich eine Browsertoolbar mehr hatte, die nicht deinstallierbar war.</text:span></text:p>
      <text:p text:style-name="P32"><text:span text:style-name="T35">A</text:span>ll diese Probleme, die bei proprietärer Software zwangsläufig entstehen, ließen sich <text:soft-page-break/>nur durch Anwendung der vier Prinzipien freier Software bereits lösen. Nach dem ethischen Grundsatz der Problemlösung ist freie Software also ethischer als proprietäre, auch wenn sie es nach ethischen Grundsätzen, die die Ökonomie mit einbeziehen, nicht sein mag. An einen Programmierer, von dem erwartet wird, Probleme zu lösen, weil sein Lebensunterhalt bereits gesichert ist, beispielsweise weil er reich geerbt hat, wird immer die Erwartung gestellt werden, dass er freie Software programmiert; und jede, die mit dem Problemlösungsparadigma sozialisiert wurde, wird diesen Ansatz auch immer bevorzugen.</text:p>
      <text:p text:style-name="P32"/>
      <text:h text:style-name="Heading_20_1" text:outline-level="1"><text:bookmark-start text:name="__RefHeading__847_75367846"/>3.2 Dezentralität und Produktion<text:bookmark-end text:name="__RefHeading__847_75367846"/></text:h>
      <text:p text:style-name="P25"/>
      <text:p text:style-name="P33">Freie Software füllt jedoch nicht nur Lücken, die proprietäre Software zwangsläufig offen lässt; sie bietet darüber hinaus auch neue Perspektiven, die Produktion, und nicht nur immaterielle, revolutionieren können. Der Vormarsch nichtrivalisierender Güter ist ein Teil dieser neuen Perspektive, die gesellschaftlichen Reichtum neu definiert; ein gutes Beispiel dafür ist aber auch der 3D-Drucker.</text:p>
      <text:p text:style-name="P34">Standardisierung war eins der Prinzipien, die unsere Produktionsverhältnisse auf ein neues Level gehoben haben. Wenn es viel einfacher und damit billiger ist, immer das gleiche zu produzieren, lässt man sich standardisierte Produkte einfallen, die mit den Standarts anderer Produkte kompatibel sind, und stellt nur diese her, sodass alle dasselbe verwenden. Dieser Mechanismus war ein wichtiger Teil der industriellen Revolution; durch die Gleichheit der Produkte konnte man sich viel besser darauf einstellen, was produziert wurde, <text:span text:style-name="T37">und viel weniger Kontrolle war n</text:span>o<text:span text:style-name="T37">twendig, um zu wissen, </text:span>o<text:span text:style-name="T37">b etwas funkti</text:span>o<text:span text:style-name="T37">nierte.</text:span></text:p>
      <text:p text:style-name="P35">Offene Produktion bietet einen neuen Vorteil, der richtig genutzt in etwa denselben Effekt auf unsere Pr<text:span text:style-name="T36">o</text:span>dukti<text:span text:style-name="T36">o</text:span>nsverhältnisse haben kann wie die Standardisierung; denn statt dass alle dasselbe Pr<text:span text:style-name="T36">o</text:span>dukt nutzen, das dann in der Endanwendung mit etwas Pech aber nicht hundertprozentig passgenau für die eigene Situati<text:span text:style-name="T36">o</text:span>n geeignet ist und keine Individualität ermöglicht, verlagert offene Produktion das Design zum Endnutzer, der dann selbst entscheiden kann, wie das benötigte Pr<text:span text:style-name="T36">o</text:span>dukt genau funkti<text:span text:style-name="T36">o</text:span>nieren und aussehen soll, damit es seine individuellen Bedürfnisse erfüllt. <text:span text:style-name="T47">So wird die Produktion flexibler und personalisierter.</text:span><text:span text:style-name="T47"><text:note text:id="ftn9" text:note-class="footnote"><text:note-citation>9</text:note-citation><text:note-body><text:p text:style-name="P55"><text:span text:style-name="T15">Petschow, Ferdinand, Dickel, Flämig, Steinfeldt, Worobei </text:span>(2014): 14f</text:p></text:note-body></text:note></text:span></text:p>
      <text:p text:style-name="P36">Ein 3D-Drucker beispielsweise ist genau das Gegenteil einer Fabrikmaschine, die immer das gleiche herstellt; ein 3D-Drucker stellt so gut wie nie zweimal das gleiche her, <text:soft-page-break/>und die meisten Modelle werden auch nicht <text:span text:style-name="T38">einfach kopiert, sondern verändert. Die Dynamiken von Remix Culture zeigen sich erst bei 3D-Druckern in ihrer schönsten Form: die meisten 3D-Modelle, die man druckbar im Internet findet, werden selten in ihrer ursprünglichen Form gedruckt, sondern meistens kopiert, verändert und dann erst gedruckt. Das kommt daher, dass alles für individuelle Zwecke angepasst werden kann.</text:span></text:p>
      <text:p text:style-name="P37">Dabei wird unter anderem die Diversität verschiedener Perspektiven genutzt, die unter anderem auch bei freier Software so wichtig ist. Wenn alle Ideen offen sind, können andere Leute sie nicht nur lesen, sondern sich davon inspirieren lassen und ihre eigenen Erfahrungen und Verbesserungsvorschläge in das Projekt zurückfließen lassen; Produkti<text:span text:style-name="T36">o</text:span>n wird dezentralisiert.</text:p>
      <text:p text:style-name="P37">Das funktioniert so gut, weil Informati<text:span text:style-name="T36">o</text:span>n ein nichtrivalisierendes Gut ist, das sich nicht zur Ware eignet; wenn man nämlich Geld für die eigenen Ideen verlangen würde, würde das die Weiterentwicklung des eigenen Produktes durch die Crowd, die anderen Nutzerinnen, unmöglich machen. Man schließt sich selbst von Netzwerkeffekten aus, die durch Teilen von Information Innovation akkumulieren, und macht damit das eigene Produkt unattraktiv, da nur wenig Innovation darin stecken kann. <text:span text:style-name="T39">Nur wenn man sein eigenes Wissen aufdeckt und teilt, können andere dazu beitragen.</text:span></text:p>
      <text:p text:style-name="P38">Dieser Effekt wird stärker, je mehr Menschen ihr Wissen in diesem Netzwerk miteinander teilen und weiterentwickeln. Je mehr Wissen, aber auch je mehr Perspektiven in einem Netzwerk vorhanden sind, desto eher lohnt es sich, das eigene Wissen und die eigenen Perspektiven an das Netzwerk anzuschließen, sodass sie sich gegenseitig ergänzen können;<text:note text:id="ftn10" text:note-class="footnote"><text:note-citation>10</text:note-citation><text:note-body><text:p text:style-name="P52">Seemann (2014): S. 123</text:p></text:note-body></text:note> auch wenn es schwerer ist, mit Ideen Geld zu machen, die eben nicht mehr die eigenen sind, und es damit nach traditionellen ökonomischen Voraussetzungen keinen Sinn ergibt. Doch auf traditionelle Art und Weise mit Wissen Geld machen wird immer schwieriger, je stärker sich offene Produktion, sowohl in Form von freier Software, als auch in jeder anderen Hinsicht, <text:span text:style-name="T39">durchsetzt, und je stärker die Netzwerkeffekte werden. </text:span></text:p>
      <text:p text:style-name="P39">Umso wichtiger wird es in Zukunft werden, eine Wirtschaftsweise zu entwickeln, die auf offene Produktion Rücksicht nimmt, und finanzielle Sicherheit offener Produzenten anders sichert.</text:p>
      <text:p text:style-name="P39">Das ist ein Problem, dem sich vor allem Programmiererinnen widmen sollten, wenn sie den ethischen Ansatz, Probleme zu lösen, ernst nehmen. Offene Produktion ist <text:span text:style-name="T40">ein revolutionärer Ansatz, um Problemlösung zu ermöglichen, gerade wegen der Möglichkeiten der Individualisierung; und dass unsere ökonomischen Voraussetzungen nicht geeignet für diesen gesellschaftlichen Fortschritt sind, ist ein mindestens so großes </text:span><text:soft-page-break/><text:span text:style-name="T40">Problem. Es kann also für einen Programmierer wenig ethischeres geben, als sich für einen Wechsel unseres ökonomischen Systems einzusetzen, der gemeinschaftliche Produktion auf der Basis von Zugang statt Eigentum möglich macht.</text:span></text:p>
      <text:p text:style-name="P37"/>
      <text:h text:style-name="Heading_20_1" text:outline-level="1"><text:bookmark-start text:name="__RefHeading__849_75367846"/>4. Balance von Freiheit und Selbsterhalt<text:bookmark-end text:name="__RefHeading__849_75367846"/></text:h>
      <text:p text:style-name="P37"/>
      <text:p text:style-name="P40">Es gibt verschiedene Ansätze, Lohnarbeit als gesellschaftliches Paradigma zu überwinden: traditionellere Ideen wie den Sozialismus oder den Anarchosyndikalismus, aber auch neuere wie das Grundeinkommen. Da der Sozialismus jedoch in der Vergangenheit immer mehr Probleme aufgeworfen hat, als er hätte lösen können, und die Idee des Anarchosyndikalismus Gesellschaft in kleineren Maßstäben denken will, technischem Fortschritt eher abgeneigt gegenübersteht und mangels einer zentralen Institution <text:span text:style-name="T43">infrastrukturelle </text:span>Errungenschaften wie das Internet im Anarchokollektivismus wohl schwer zu organisieren wären, will ich mich in diesem Fazit a<text:span text:style-name="T41">u</text:span>f das Grundeinkommen konzentrieren.</text:p>
      <text:p text:style-name="P41">Ein Bedingungsloses Grundeinkommen soll die Lebenshaltungskosten abdecken und ohne Bedingungen jedem Menschen zustehen. Damit stellt es gleichzeitig soziale Sicherheit her, die Kreativität ermöglicht, weil keine mentale Energie mehr dafür aufgewendet werden muss, sich um das eigene Überleben zu sorgen. Gleichzeitig ermöglicht es einer jeden, sich frei für eine Tätigkeit zu entscheiden, die für sie sinnstiftend ist. Umfragen zufolge würde ein Großteil der Menschen mit einem Grundeinkommen einfach weiterarbeiten; doch viele würden mehr Zeit in Bildung, Kultur, gemeinnützige Projekte und Wissenschaft investieren, alles Tätigkeiten, die auf Informati<text:span text:style-name="T39">o</text:span>n aufbauen, Informati<text:span text:style-name="T39">o</text:span>n pr<text:span text:style-name="T39">o</text:span>duzieren und damit Teil am gesellschaftlichen Reichtum einer Wissensgesellschaft haben.</text:p>
      <text:p text:style-name="P46">Andere Möglichkeiten, die ein Bedingungsloses Grundeinkommen bietet, ist die Demokratisierung der Investition. Mit einem Grundeinkommen von 1000 € im Monat, das beispielsweise der Ökonom Götz Werner fordert, bleiben neben Lebenshaltungskosten auch noch etwas Kapital übrig, um fortschrittliche Ideen mittelloser Gründer zu fördern. Die Idee des Crowdfundings würde von einem Grundeinkommen massiv profitieren.</text:p>
      <text:p text:style-name="P41">Damit ist ein Grundeinkommen die perfekte Basis für eine Wissensgesellschaft; denn mit sozialer Sicherheit kann ein jeder sich seiner individuellen Begabung nach engagieren und so der Gemeinschaft nützen. Ein Grundeinkommen verhindert <text:span text:style-name="T42">Armut, aber lässt Reichtum weiter zu; so ist traditionelles Streben nach individuellem Erfolg nach wie vor </text:span><text:soft-page-break/><text:span text:style-name="T42">möglich, aber lang nicht mehr der einzige gesellschaftlich geförderte Weg.</text:span></text:p>
      <text:p text:style-name="P42"><text:span text:style-name="T42">E</text:span>in Großteil des individuellen Strebens kann sich nun aber statt auf ökonomischen Vorteil gegenüber anderen auf intellektuelle und spirituelle Weiterbildung konzentrieren – die schnell auch nicht mehr auf das individuelle Wohl beschränkt ist, da sich intellektuelle Güter durch gemeinschaftliches Teilen sogar besser anhäufen, als wenn man sie nur für den eigenen Vorteil sammelt.</text:p>
      <text:p text:style-name="P42">Das mag als Belohnungssystem bereits reichen, um Problemlösungen und Arbeit zu fördern, auch wenn manche behaupten, dass wirtschaftliche Not für konstruktives Streben notwendig ist. </text:p>
      <text:p text:style-name="P43">Für den Fall, dass man die <text:span text:style-name="T44">Arbeit noch ein wenig ankurbeln muss sollte ein anderes Belohnungssystem für gemeinnützige Leistungen entworfen werden, um unter anderem Programmierer* zu motivieren und Problemlösungen zu ermöglichen.</text:span></text:p>
      <text:p text:style-name="P44"><text:span text:style-name="T44">E</text:span>igentum spielt jedoch als Motivationskonzept immer weniger eine Rolle, und ist gerade für Leute, die an einer güterfreien Wissensgesellschaft arbeiten, der falsche Ansporn.<text:note text:id="ftn11" text:note-class="footnote"><text:note-citation>11</text:note-citation><text:note-body><text:p text:style-name="P54">Seemann (2014): S. 116</text:p></text:note-body></text:note> <text:span text:style-name="T10">Access</text:span>, Zugang, eignet sich viel besser als Belohnung für einen Aufwand; und zusätzlich kostet er keine materiellen Ressourcen, die erst produziert werden müssten. </text:p>
      <text:p text:style-name="P45">Zugang zur Nutzung von Plattformen, die beispielsweise speziell Entwicklern nützen können, Status, der in Kooperationsangeboten von anderen rennomierten Entwicklern mündet, sind adäquate Belohnungsmodelle und können einem Einzelnen genug Anreiz bieten, seine* freie Zeit in das Gemeinwohl zu investieren, statt in eine finanzierte Tätigkeit. Zugang zu Premium-Features wird bereits heute für solche Zwecke genutzt.</text:p>
      <text:p text:style-name="P46">So können Probleme langfristig und individualisiert angegangen werden, statt immer nur ein Flickwerk nach dem anderen zu fabrizieren und das dann „Wirtschaftswachstum“ zu nennen. Effektives Problemlösen geht mit den ökonomischen Voraussetzungen eines Bedingungslosen Grundeinkommens besser als mit den ökonomischen Voraussetzungen unserer derzeitigen Produktionsverhältnisse.</text:p>
      <text:p text:style-name="P46"/>
      <text:h text:style-name="Heading_20_1" text:outline-level="1"><text:bookmark-start text:name="__RefHeading__851_75367846"/>5. Über das richtige Programmieren im falschen System<text:bookmark-end text:name="__RefHeading__851_75367846"/></text:h>
      <text:p text:style-name="P46"/>
      <text:p text:style-name="P46">Viele Denker sind bereits an der Frage verzweifelt, wie man endlich alle Probleme der Menschheit ein für allemal löst.<text:span text:style-name="T45"> Die Projektion des inneren Widerspruchs zwischen den eigenen Trieben und der internalisierten Autorität der Moral auf äußere Probleme, mögen </text:span><text:soft-page-break/><text:span text:style-name="T45">es gesellschaftliche Minderheiten sein oder abstrakte ökonomische Verhältnisse, hat jedoch noch nie gelöst werden können; ein Kampf gegen eine ideologische Projektion bleibt ein Kampf gegen Windmühlen, wenn das eigentliche Problem tief in der Psyche verwurzelt ist, und darin besteht, sich immer neue Probleme zum lösen zu konstruieren. Ob die Dialektik zwischen den widerstreitenden Trieben nach Freiheit und Autorität in eine positive oder eine negative Richtung geht, mag unmöglich zu beurteilen sein, da all unsere Beurteilungskriterien auf diesen Trieben beruhen und wohl Befangenheit anmelden müssten.</text:span></text:p>
      <text:p text:style-name="P47"><text:span text:style-name="T45">F</text:span>ür <text:span text:style-name="T46">viele</text:span> sei es genug, in dem Streben nach einer Utopie, in der der äußerliche Konflikt endlich gelöst sein mag, <text:span text:style-name="T46">auf die Erlösung vom inneren Widerspruch zu hoffen. Eine solche Utopie könnte die Grundeinkommensbasierte Wissensgesellschaft sein. Andere mögen mithilfe von Tiefenpsychologie oder Drogenkonsum versuchen, den inneren Konflikt direkt anzugehen.</text:span></text:p>
      <text:p text:style-name="P47">Da gar nicht so unwahrscheinlich ist, dass auch das Problem des inneren Konflikts unlösbar ist, und nur eine weitere Projektion eines noch unbekannten Problems, will ich auch nicht weiter darüber philosphieren, <text:span text:style-name="T46">ob es möglich ist, ihn aufzulösen. Eine einfachere Möglichkeit bietet sich noch, Trieb und Moral zu vereinen: wenn ich den Trieb nach restriktiver Autorität an anderen auslebe, und so das Über-Ich versöhne, kann ich Teil des resilienten Systems aus ständiger Repression werden, <text:s/>das seit Menschengedenken die Machtverhältnisse dominiert; statt unüberwindbaren Frust über die innere Zerbrochenheit und den Konflikt gegen mich selbst wähle ich den Triumph, die Vorherrschaft, das Privileg, die Infektion des Rests der Menschheit mit dem inneren Virus, der sich autoritäre Moral nennt.</text:span></text:p>
      <text:p text:style-name="P47"/>
      <text:h text:style-name="Heading_20_1" text:outline-level="1"/>
      <text:h text:style-name="P65" text:outline-level="1"><text:bookmark-start text:name="__RefHeading__853_75367846"/><text:span text:style-name="T46">L</text:span>iteraturverzeichnis<text:bookmark-end text:name="__RefHeading__853_75367846"/></text:h>
      <text:p text:style-name="P48"/>
      <text:h text:style-name="Heading_20_2" text:outline-level="2"><text:bookmark-start text:name="__RefHeading__855_75367846"/><text:span text:style-name="T17">L</text:span><text:span text:style-name="T15">iteratur:</text:span><text:bookmark-end text:name="__RefHeading__855_75367846"/></text:h>
      <text:p text:style-name="P71"/>
      <text:p text:style-name="P56"><text:span text:style-name="T17">Karl Marx, Friedrich Engels (1962): </text:span><text:span text:style-name="T54">Karl Marx - Friedrich Engels - Werke, Band 23</text:span><text:span text:style-name="T48">, Berlin: </text:span><text:span text:style-name="T49">Dietz Verlag. Kostenlos nachzulesen unter http://mlwerke.de/me/me23/me23_000.htm</text:span></text:p>
      <text:p text:style-name="P73"/>
      <text:p text:style-name="P53"><text:span text:style-name="T14">Michael Seemann (2014): </text:span><text:span text:style-name="T13">Das Neue Spiel</text:span><text:span text:style-name="T16">, Freiburg: Orange-Press. Kostenlos herunterzuladen unter http://www.ctrl-verlust.net/buch/</text:span></text:p>
      <text:p text:style-name="P72"/>
      <text:p text:style-name="P56"><text:span text:style-name="T18">Ulrich Petschow, Jan-Peter Ferdinand, Sascha Dickel, Heike Flämig, Michael Steinfeldt, Anton Worobei (2014): </text:span><text:span text:style-name="T11">Dezentrale Produktion, 3D-Druck und Nachhaltigkeit </text:span><text:span text:style-name="T18">, </text:span><text:span text:style-name="T17">Berlin: Schriftenreihe des IÖW 206/14 . </text:span><text:span text:style-name="T16">Kostenlos herunterzuladen </text:span><text:span text:style-name="T17">unter www.ioew.de/uploads/tx_ukioewdb/IOEW_SR_206_Dezentrale_Produktion_3D-Druck_und_Nachhaltigkeit.pdf</text:span></text:p>
      <text:p text:style-name="P71"/>
      <text:p text:style-name="P56"><text:span text:style-name="T8">Yochai Benkler (2006): </text:span><text:span text:style-name="T12">The Wealth of Networks – How Social Production Transforms Markets and Freedom</text:span><text:span text:style-name="T8">, New Haven: Yale University Press. Kostenlos herunterzuladen unter http://benkler.org</text:span></text:p>
      <text:p text:style-name="P74"/>
      <text:h text:style-name="Heading_20_2" text:outline-level="2"><text:bookmark-start text:name="__RefHeading__857_75367846"/>Internetquellen:<text:bookmark-end text:name="__RefHeading__857_75367846"/></text:h>
      <text:p text:style-name="P74"/>
      <text:p text:style-name="P59"><text:span text:style-name="T49">A</text:span><text:span text:style-name="T51">rno Matthias (2010): </text:span><text:bookmark text:name="firstHeading"/><text:span text:style-name="T10">„</text:span><text:span text:style-name="T58">Problemlösen“ – Versionsunterschied</text:span><text:span text:style-name="T57">,</text:span><text:span text:style-name="T51"> unter</text:span><text:span text:style-name="T50"> </text:span><text:span text:style-name="T49">(abgerufen am 25.9.2015)</text:span></text:p>
      <text:p text:style-name="P75"/>
      <text:p text:style-name="P59"><text:span text:style-name="T49">Carolin2006 (2008): </text:span><text:span text:style-name="T55">Handeln</text:span><text:span text:style-name="T49">, unter https://de.wikipedia.org/wiki/Diskussion:Probleml%C3%B6sen#Handeln (abgerufen am 25.9.2015)</text:span></text:p>
      <text:p text:style-name="P75"/>
      <text:p text:style-name="P59"><text:span text:style-name="T51">DataMarket (2015): </text:span><text:bookmark text:name="title"/><text:span text:style-name="T56">Nýjustu gildi - allt landið</text:span><text:span text:style-name="T51">, unter </text:span><text:span text:style-name="T52">https://datamarket.com/data/set/4xpw/#!ds=4xpw!8j2t=1.2.3.4.8.d&amp;display=values&amp;s=bu4&amp;title=N%C3%BDjustu+gildi+-+allt+landi%C3%B0 </text:span><text:span text:style-name="T49">(abgerufen am 25.9.2015)</text:span></text:p>
      <text:p text:style-name="P76"/>
      <text:p text:style-name="P59"><text:span text:style-name="T52">R</text:span><text:span text:style-name="T51">ichard</text:span><text:span text:style-name="T53"> „rms“</text:span><text:span text:style-name="T51"> Stallman (2014): </text:span><text:span text:style-name="T56">What is free Software?,</text:span><text:span text:style-name="T51"> unter http://web.cvs.savannah.gnu.org/viewvc/www/philosophy/free-sw.html?root=www&amp;r1=1.133&amp;r2=1.134 </text:span><text:span text:style-name="T49">(abgerufen am 25.9.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083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86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8in" fo:margin-right="1.236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1T12:06:18.931020070</meta:creation-date>
    <dc:date>2015-11-19T00:44:04.707529222</dc:date>
    <meta:editing-duration>PT10H45M24S</meta:editing-duration>
    <meta:editing-cycles>20</meta:editing-cycles>
    <meta:generator>LibreOffice/4.3.3.2$Linux_X86_64 LibreOffice_project/430m0$Build-2</meta:generator>
    <meta:document-statistic meta:table-count="0" meta:image-count="0" meta:object-count="0" meta:page-count="19" meta:paragraph-count="135" meta:word-count="5765" meta:character-count="42005" meta:non-whitespace-character-count="36352"/>
  </office:meta>
</office:document-meta>
</file>